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9c1d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DNS Cheat <text:span text:style-name="T1">S</text:span>heet​</text:h>
      <text:p text:style-name="Text_20_body"><text:span text:style-name="Strong_20_Emphasis">Domain Name System (DNS)</text:span> It is a service that is responsible for <text:span text:style-name="Strong_20_Emphasis">translating (or resolving) a service name</text:span> to its IP address.​</text:p>
      <text:p text:style-name="Text_20_body"><text:span text:style-name="Strong_20_Emphasis">Azure DNS</text:span> is a <text:span text:style-name="Strong_20_Emphasis">hosting service</text:span> for <text:span text:style-name="Strong_20_Emphasis">DNS domains</text:span> that provides name resolution by using Microsoft Azure infrastructure​</text:p>
      <text:list xml:id="list3633643576" text:style-name="L1">
        <text:list-item>
          <text:p text:style-name="P1">You <text:span text:style-name="Strong_20_Emphasis">can't use</text:span> Azure DNS <text:span text:style-name="Strong_20_Emphasis">to buy a domain</text:span> name.​ </text:p>
        </text:list-item>
      </text:list>
      <text:p text:style-name="Text_20_body"><text:span text:style-name="Strong_20_Emphasis">Public DNS</text:span> Internet-facing ​</text:p>
      <text:list xml:id="list4134550628" text:style-name="L2">
        <text:list-item>
          <text:p text:style-name="P6">Allows you to manage domains for internet-accessible domains​ </text:p>
          <text:list>
            <text:list-item>
              <text:p text:style-name="P6">Pointing your domain to your website​ </text:p>
            </text:list-item>
            <text:list-item>
              <text:p text:style-name="P6">Setting records to prove you own the domain​ </text:p>
            </text:list-item>
            <text:list-item>
              <text:p text:style-name="P2">Records to connect you domain to your email server​ </text:p>
            </text:list-item>
          </text:list>
        </text:list-item>
      </text:list>
      <text:p text:style-name="Text_20_body"><text:span text:style-name="Strong_20_Emphasis">Private DNS</text:span> Internal-facing​</text:p>
      <text:list xml:id="list2076687682" text:style-name="L3">
        <text:list-item>
          <text:p text:style-name="P3">Allow you to use your own custom domains instead of the Azure provided domains​ </text:p>
        </text:list-item>
      </text:list>
      <text:p text:style-name="Text_20_body"><text:span text:style-name="Strong_20_Emphasis">DNS zone</text:span> is a container for all your DNS records for a specific domain name​</text:p>
      <text:p text:style-name="Text_20_body"><text:span text:style-name="Strong_20_Emphasis">DNS record</text:span> is a rule that says where to send your domain name. A record is composed of name, type and value:​</text:p>
      <text:list xml:id="list1249013263" text:style-name="L4">
        <text:list-item>
          <text:p text:style-name="P4">An <text:span text:style-name="Strong_20_Emphasis">Address</text:span> lets you point your domain to an IPv4 address​</text:p>
        </text:list-item>
        <text:list-item>
          <text:p text:style-name="P4"><text:span text:style-name="Strong_20_Emphasis">AAAA</text:span> lets you point your domain to an IPv6 address​</text:p>
        </text:list-item>
        <text:list-item>
          <text:p text:style-name="P4"><text:span text:style-name="Strong_20_Emphasis">CAA</text:span> Certificate Authorities (CAs) records authorized who can issue certificates for their domain​</text:p>
        </text:list-item>
        <text:list-item>
          <text:p text:style-name="P4"><text:span text:style-name="Strong_20_Emphasis">CNAME</text:span> Canonical Name record creates an alias from one domain to another so you set the record value to a domain​</text:p>
        </text:list-item>
        <text:list-item>
          <text:p text:style-name="P4"><text:span text:style-name="Strong_20_Emphasis">MX</text:span> Mail Exchange records point to mail servers that handle emails​</text:p>
        </text:list-item>
        <text:list-item>
          <text:p text:style-name="P4"><text:span text:style-name="Strong_20_Emphasis">NS</text:span> Name Server records identify multiple DNS servers for the domain and there are multiple in case the primary DNS server fails ​</text:p>
        </text:list-item>
        <text:list-item>
          <text:p text:style-name="P4"><text:span text:style-name="Strong_20_Emphasis">PTR</text:span> Pointer record points to a domain or hostname but is used for reverse DNS lookup​</text:p>
        </text:list-item>
        <text:list-item>
          <text:p text:style-name="P4"><text:span text:style-name="Strong_20_Emphasis">SRV</text:span> Service record is used to identify computers that host specific services, like locating Domain Controllers for Active Directory​</text:p>
        </text:list-item>
        <text:list-item>
          <text:p text:style-name="P4"><text:span text:style-name="Strong_20_Emphasis">TXT</text:span> Text records are just text and can serve multiple purposes, such as documentation or as a means of verification​</text:p>
        </text:list-item>
        <text:list-item>
          <text:p text:style-name="P4"><text:span text:style-name="Strong_20_Emphasis">SOA</text:span> Start of Authority record contains administrative details about a domain​</text:p>
        </text:list-item>
      </text:list>
      <text:p text:style-name="Text_20_body">Azure has its own <text:span text:style-name="Strong_20_Emphasis">special record type</text:span> called an <text:span text:style-name="Strong_20_Emphasis">Alias</text:span> that work with <text:span text:style-name="Strong_20_Emphasis">A, AAAA, and CNAME</text:span> records​</text:p>
      <text:list xml:id="list421165218" text:style-name="L5">
        <text:list-item>
          <text:p text:style-name="P5"><text:soft-page-break/>Azure Alias record points directly to an Azure resource instead of to an IP or hostname <text:span text:style-name="Strong_20_Emphasis">(helps avoid dangling domains)</text:span>​ </text:p>
        </text:list-item>
      </text:list>
      <text:p text:style-name="Text_20_body"><text:span text:style-name="Strong_20_Emphasis">Record Set</text:span> A group of records. Azure always creates a record set, even with a single record​</text:p>
      <text:p text:style-name="Text_20_body"><text:span text:style-name="Strong_20_Emphasis">Time to Live (TTL)</text:span> says how long a value should be cached​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13:22.650553078</meta:creation-date>
    <dc:date>2022-05-09T10:13:38.929050477</dc:date>
    <meta:editing-duration>PT16S</meta:editing-duration>
    <meta:editing-cycles>1</meta:editing-cycles>
    <meta:document-statistic meta:table-count="0" meta:image-count="0" meta:object-count="0" meta:page-count="2" meta:paragraph-count="27" meta:word-count="380" meta:character-count="2135" meta:non-whitespace-character-count="1763"/>
    <meta:generator>LibreOffice/6.4.7.2$Linux_X86_64 LibreOffice_project/40$Build-2</meta:generator>
  </office:meta>
</office:document-meta>
</file>